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-color="#009900" draw:textarea-horizontal-align="justify" draw:textarea-vertical-align="middle" draw:auto-grow-height="false" fo:min-height="1.188cm" fo:min-width="0.938cm"/>
    </style:style>
    <style:style style:name="gr2" style:family="graphic" style:parent-style-name="standard">
      <style:graphic-properties svg:stroke-color="#cc0000" draw:fill-color="#cc0000" draw:textarea-horizontal-align="justify" draw:textarea-vertical-align="middle" draw:auto-grow-height="false" fo:min-height="1.188cm" fo:min-width="0.93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615cm" fo:min-width="4.01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02cm" fo:min-width="1.2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009900"/>
      <style:paragraph-properties fo:text-align="center"/>
    </style:style>
    <style:style style:name="P2" style:family="paragraph">
      <loext:graphic-properties draw:fill-color="#cc0000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2.032cm" svg:x="0.463cm" svg:y="15.1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extrusion="false" draw:type="ellipse" draw:enhanced-path="U 10800 10800 10800 10800 0 360 Z N"/>
        </draw:custom-shape>
        <draw:custom-shape draw:style-name="gr2" draw:text-style-name="P2" xml:id="id17" draw:id="id17" draw:layer="layout" svg:width="2.032cm" svg:height="2.032cm" svg:x="74.201cm" svg:y="11.982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3" draw:text-style-name="P4" xml:id="id2" draw:id="id2" draw:layer="layout" svg:width="4.826cm" svg:height="3.175cm" svg:x="4.4cm" svg:y="14.526cm">
          <text:p text:style-name="P3">start()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3.556cm" svg:height="3.302cm" svg:x="10.896cm" svg:y="14.426cm">
          <text:p text:style-name="P3"/>
          <draw:enhanced-geometry svg:viewBox="0 0 21600 21600" draw:glue-points="10800 0 0 10800 10800 21600 21600 10800" draw:text-areas="5400 5400 16200 16200" draw:extrusion="false" draw:type="diamond" draw:enhanced-path="M 10800 0 L 21600 10800 10800 21600 0 10800 10800 0 Z N"/>
        </draw:custom-shape>
        <draw:connector draw:style-name="gr5" draw:text-style-name="P5" draw:layer="layout" draw:type="line" svg:x1="2.495cm" svg:y1="16.15cm" svg:x2="4.4cm" svg:y2="16.113cm" draw:start-shape="id1" draw:start-glue-point="10" draw:end-shape="id2" draw:end-glue-point="3" svg:d="M2495 16150l1905-37" svg:viewBox="0 0 1906 38">
          <text:p/>
        </draw:connector>
        <draw:connector draw:style-name="gr5" draw:text-style-name="P5" draw:layer="layout" draw:type="line" svg:x1="9.226cm" svg:y1="16.113cm" svg:x2="10.896cm" svg:y2="16.077cm" draw:start-shape="id2" draw:start-glue-point="1" draw:end-shape="id3" draw:end-glue-point="5" svg:d="M9226 16113l1670-36" svg:viewBox="0 0 1671 37">
          <text:p/>
        </draw:connector>
        <draw:custom-shape draw:style-name="gr3" draw:text-style-name="P4" xml:id="id4" draw:id="id4" draw:layer="layout" svg:width="4.826cm" svg:height="3.175cm" svg:x="16.203cm" svg:y="11.478cm">
          <text:p text:style-name="P3">bear_room()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4.826cm" svg:height="3.175cm" svg:x="16.257cm" svg:y="17.193cm">
          <text:p text:style-name="P3">cthulhu_room()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2.674cm" svg:y1="14.426cm" svg:x2="16.203cm" svg:y2="13.065cm" draw:start-shape="id3" draw:start-glue-point="4" draw:end-shape="id4" svg:d="M12674 14426v-1361h3529" svg:viewBox="0 0 3530 1362">
          <text:p text:style-name="P6">left</text:p>
        </draw:connector>
        <draw:connector draw:style-name="gr6" draw:text-style-name="P5" draw:layer="layout" svg:x1="12.674cm" svg:y1="17.728cm" svg:x2="16.257cm" svg:y2="18.78cm" draw:start-shape="id3" draw:start-glue-point="6" draw:end-shape="id5" draw:end-glue-point="3" svg:d="M12674 17728v1052h3583" svg:viewBox="0 0 3584 1053">
          <text:p text:style-name="P6">right</text:p>
        </draw:connector>
        <draw:custom-shape draw:style-name="gr3" draw:text-style-name="P4" xml:id="id8" draw:id="id8" draw:layer="layout" svg:width="4.826cm" svg:height="3.175cm" svg:x="32.084cm" svg:y="11.439cm">
          <text:p text:style-name="P3">bear_moved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6" draw:id="id6" draw:layer="layout" svg:width="3.556cm" svg:height="3.302cm" svg:x="22.559cm" svg:y="17.108cm">
          <text:p text:style-name="P6"/>
          <draw:enhanced-geometry svg:viewBox="0 0 21600 21600" draw:glue-points="10800 0 0 10800 10800 21600 21600 10800" draw:text-areas="5400 5400 16200 16200" draw:extrusion="false" draw:type="diamond" draw:enhanced-path="M 10800 0 L 21600 10800 10800 21600 0 10800 10800 0 Z N"/>
        </draw:custom-shape>
        <draw:connector draw:style-name="gr6" draw:text-style-name="P5" draw:layer="layout" draw:line-skew="0.895cm" svg:x1="24.337cm" svg:y1="20.41cm" svg:x2="6.813cm" svg:y2="17.701cm" draw:start-shape="id6" draw:start-glue-point="6" draw:end-shape="id2" svg:d="M24337 20410v1397h-17524v-4106" svg:viewBox="0 0 17525 4107">
          <text:p text:style-name="P6"/>
          <text:p text:style-name="P6"/>
          <text:p text:style-name="P6"/>
          <text:p text:style-name="P6"/>
          <text:p text:style-name="P6"><text:tab/><text:tab/><text:tab/><text:tab/><text:tab/><text:tab/><text:tab/><text:tab/><text:tab/><text:tab/><text:tab/><text:tab/><text:tab/>flee</text:p>
        </draw:connector>
        <draw:connector draw:style-name="gr5" draw:text-style-name="P5" draw:layer="layout" draw:type="line" svg:x1="21.083cm" svg:y1="18.78cm" svg:x2="22.559cm" svg:y2="18.759cm" draw:start-shape="id5" draw:start-glue-point="1" draw:end-shape="id6" draw:end-glue-point="5" svg:d="M21083 18780l1476-21" svg:viewBox="0 0 1477 22">
          <text:p/>
        </draw:connector>
        <draw:custom-shape draw:style-name="gr4" draw:text-style-name="P7" xml:id="id7" draw:id="id7" draw:layer="layout" svg:width="3.556cm" svg:height="3.302cm" svg:x="22.686cm" svg:y="11.447cm">
          <text:p text:style-name="P6"/>
          <draw:enhanced-geometry svg:viewBox="0 0 21600 21600" draw:glue-points="10800 0 0 10800 10800 21600 21600 10800" draw:text-areas="5400 5400 16200 16200" draw:extrusion="false" draw:type="diamond" draw:enhanced-path="M 10800 0 L 21600 10800 10800 21600 0 10800 10800 0 Z N"/>
        </draw:custom-shape>
        <draw:connector draw:style-name="gr5" draw:text-style-name="P5" draw:layer="layout" draw:type="line" svg:x1="21.029cm" svg:y1="13.065cm" svg:x2="22.686cm" svg:y2="13.098cm" draw:start-shape="id4" draw:start-glue-point="1" draw:end-shape="id7" draw:end-glue-point="5" svg:d="M21029 13065l1657 33" svg:viewBox="0 0 1658 34">
          <text:p/>
        </draw:connector>
        <draw:connector draw:style-name="gr6" draw:text-style-name="P5" draw:layer="layout" draw:type="line" svg:x1="26.242cm" svg:y1="13.098cm" svg:x2="32.084cm" svg:y2="13.026cm" draw:start-shape="id7" draw:start-glue-point="7" draw:end-shape="id8" draw:end-glue-point="3" svg:d="M26242 13098l5842-72" svg:viewBox="0 0 5843 73">
          <text:p text:style-name="P6">taunt bear</text:p>
          <text:p text:style-name="P6"/>
        </draw:connector>
        <draw:custom-shape draw:style-name="gr4" draw:text-style-name="P7" xml:id="id9" draw:id="id9" draw:layer="layout" svg:width="3.556cm" svg:height="3.302cm" svg:x="38.18cm" svg:y="11.347cm">
          <text:p text:style-name="P6"/>
          <draw:enhanced-geometry svg:viewBox="0 0 21600 21600" draw:glue-points="10800 0 0 10800 10800 21600 21600 10800" draw:text-areas="5400 5400 16200 16200" draw:extrusion="false" draw:type="diamond" draw:enhanced-path="M 10800 0 L 21600 10800 10800 21600 0 10800 10800 0 Z N"/>
        </draw:custom-shape>
        <draw:custom-shape draw:style-name="gr3" draw:text-style-name="P4" xml:id="id10" draw:id="id10" draw:layer="layout" svg:width="4.826cm" svg:height="3.175cm" svg:x="45.673cm" svg:y="11.393cm">
          <text:p text:style-name="P3">gold_room()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1.736cm" svg:y1="12.998cm" svg:x2="45.673cm" svg:y2="12.98cm" draw:start-shape="id9" draw:start-glue-point="7" draw:end-shape="id10" draw:end-glue-point="3" svg:d="M41736 12998l3937-18" svg:viewBox="0 0 3938 19">
          <text:p text:style-name="P6">open door</text:p>
          <text:p text:style-name="P6"/>
        </draw:connector>
        <draw:connector draw:style-name="gr5" draw:text-style-name="P5" draw:layer="layout" draw:type="line" svg:x1="36.91cm" svg:y1="13.026cm" svg:x2="38.18cm" svg:y2="12.998cm" draw:start-shape="id8" draw:start-glue-point="1" draw:end-shape="id9" draw:end-glue-point="5" svg:d="M36910 13026l1270-28" svg:viewBox="0 0 1271 29">
          <text:p/>
        </draw:connector>
        <draw:custom-shape draw:style-name="gr3" draw:text-style-name="P4" xml:id="id11" draw:id="id11" draw:layer="layout" svg:width="4.826cm" svg:height="3.175cm" svg:x="16.211cm" svg:y="7.666cm">
          <text:p text:style-name="P3">dead()</text:p>
          <text:p text:style-name="P3"># marijn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813cm" svg:y1="14.526cm" svg:x2="16.211cm" svg:y2="9.253cm" draw:start-shape="id2" draw:start-glue-point="0" draw:end-shape="id11" draw:end-glue-point="3" svg:d="M6813 14526v-5273h9398" svg:viewBox="0 0 9399 5274">
          <text:p text:style-name="P6"/>
          <text:p text:style-name="P6"/>
          <text:p text:style-name="P6"/>
          <text:p text:style-name="P6"/>
          <text:p text:style-name="P6"/>
          <text:p text:style-name="P6">else<text:tab/><text:tab/><text:tab/><text:tab/><text:tab/><text:tab/></text:p>
        </draw:connector>
        <draw:connector draw:style-name="gr6" draw:text-style-name="P5" xml:id="id12" draw:id="id12" draw:layer="layout" svg:x1="24.464cm" svg:y1="11.447cm" svg:x2="21.037cm" svg:y2="9.253cm" draw:start-shape="id7" draw:start-glue-point="4" draw:end-shape="id11" draw:end-glue-point="1" svg:d="M24464 11447v-2194h-3427" svg:viewBox="0 0 3428 2195">
          <text:p text:style-name="P6"/>
          <text:p text:style-name="P6"/>
          <text:p text:style-name="P6"><text:tab/><text:tab/>take </text:p>
          <text:p text:style-name="P6"><text:tab/><text:tab/>honey</text:p>
        </draw:connector>
        <draw:connector draw:style-name="gr6" draw:text-style-name="P5" draw:layer="layout" svg:x1="26.115cm" svg:y1="18.759cm" svg:x2="24.464cm" svg:y2="9.253cm" draw:start-shape="id6" draw:start-glue-point="7" draw:end-shape="id12" draw:end-glue-point="0" svg:d="M26115 18759h502v-9506h-2153" svg:viewBox="0 0 2154 9507"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head</text:p>
        </draw:connector>
        <draw:connector draw:style-name="gr6" draw:text-style-name="P5" draw:layer="layout" draw:line-skew="-0.757cm" svg:x1="39.958cm" svg:y1="11.347cm" svg:x2="26.655cm" svg:y2="9.299cm" draw:start-shape="id9" draw:start-glue-point="4" svg:d="M39958 11347v-2031h-13303v-17" svg:viewBox="0 0 13304 2049">
          <text:p text:style-name="P6"><text:tab/><text:tab/><text:tab/><text:tab/><text:tab/><text:tab/><text:tab/><text:tab/>taunt bear</text:p>
          <text:p text:style-name="P6"><text:tab/><text:tab/><text:tab/><text:tab/><text:tab/><text:tab/><text:tab/><text:tab/>take honey</text:p>
        </draw:connector>
        <draw:connector draw:style-name="gr6" draw:text-style-name="P5" draw:layer="layout" draw:type="curve" svg:x1="26.115cm" svg:y1="18.759cm" svg:x2="24.337cm" svg:y2="20.41cm" draw:start-shape="id6" draw:start-glue-point="7" draw:end-shape="id6" draw:end-glue-point="6" svg:d="M26115 18759c753 0 628 1077-5 1678s-1773 726-1773-27" svg:viewBox="0 0 2297 2174">
          <text:p text:style-name="P6"><text:tab/><text:tab/><text:tab/> <text:s/><text:tab/>else</text:p>
        </draw:connector>
        <draw:connector draw:style-name="gr5" draw:text-style-name="P5" xml:id="id13" draw:id="id13" draw:layer="layout" draw:type="curve" svg:x1="22.686cm" svg:y1="13.098cm" svg:x2="22.686cm" svg:y2="13.098cm" draw:start-shape="id7" draw:start-glue-point="5" draw:end-shape="id7" draw:end-glue-point="5" svg:d="M22686 13098z" svg:viewBox="0 0 1 1">
          <text:p/>
        </draw:connector>
        <draw:connector draw:style-name="gr6" draw:text-style-name="P5" draw:layer="layout" draw:type="curve" svg:x1="24.464cm" svg:y1="14.749cm" svg:x2="22.686cm" svg:y2="13.098cm" draw:start-shape="id7" draw:start-glue-point="6" draw:end-shape="id13" draw:end-glue-point="0" svg:d="M24464 14749c0 753-1778 1578-1778-1651" svg:viewBox="0 0 1779 2336">
          <text:p text:style-name="P6"/>
          <text:p text:style-name="P6"/>
          <text:p text:style-name="P6">else<text:tab/><text:tab/><text:tab/></text:p>
        </draw:connector>
        <draw:connector draw:style-name="gr6" draw:text-style-name="P5" draw:layer="layout" draw:type="curve" svg:x1="39.958cm" svg:y1="14.649cm" svg:x2="38.18cm" svg:y2="12.998cm" draw:start-shape="id9" draw:start-glue-point="6" draw:end-shape="id9" draw:end-glue-point="5" svg:d="M39958 14649c0 753-1140 628-1772 27s-757-1678-6-1678" svg:viewBox="0 0 2296 2174">
          <text:p text:style-name="P6"/>
          <text:p text:style-name="P6"/>
          <text:p text:style-name="P6"/>
          <text:p text:style-name="P6"/>
          <text:p text:style-name="P6">else</text:p>
        </draw:connector>
        <draw:custom-shape draw:style-name="gr4" draw:text-style-name="P7" xml:id="id14" draw:id="id14" draw:layer="layout" svg:width="3.556cm" svg:height="3.302cm" svg:x="52.531cm" svg:y="11.347cm">
          <text:p text:style-name="P6"/>
          <draw:enhanced-geometry svg:viewBox="0 0 21600 21600" draw:glue-points="10800 0 0 10800 10800 21600 21600 10800" draw:text-areas="5400 5400 16200 16200" draw:extrusion="false" draw:type="diamond" draw:enhanced-path="M 10800 0 L 21600 10800 10800 21600 0 10800 10800 0 Z N"/>
        </draw:custom-shape>
        <draw:connector draw:style-name="gr5" draw:text-style-name="P5" draw:layer="layout" draw:type="line" svg:x1="50.499cm" svg:y1="12.98cm" svg:x2="52.531cm" svg:y2="12.998cm" draw:start-shape="id10" draw:start-glue-point="1" draw:end-shape="id14" draw:end-glue-point="5" svg:d="M50499 12980l2032 18" svg:viewBox="0 0 2033 19">
          <text:p/>
        </draw:connector>
        <draw:connector draw:style-name="gr6" draw:text-style-name="P5" draw:layer="layout" draw:line-skew="-0.689cm" svg:x1="54.309cm" svg:y1="11.347cm" svg:x2="40.002cm" svg:y2="9.417cm" draw:start-shape="id14" draw:start-glue-point="4" svg:d="M54309 11347v-1904h-14307v-26" svg:viewBox="0 0 14308 1931">
          <text:p text:style-name="P6"><text:tab/><text:tab/><text:tab/><text:tab/><text:tab/><text:tab/><text:tab/><text:tab/><text:tab/><text:tab/>else</text:p>
        </draw:connector>
        <draw:custom-shape draw:style-name="gr3" draw:text-style-name="P4" xml:id="id15" draw:id="id15" draw:layer="layout" svg:width="4.826cm" svg:height="3.175cm" svg:x="59.653cm" svg:y="11.347cm">
          <text:p text:style-name="P3">how_much</text:p>
          <draw:enhanced-geometry svg:viewBox="0 0 21600 21600" draw:path-stretchpoint-x="10800" draw:path-stretchpoint-y="10800" draw:text-areas="?f3 ?f4 ?f5 ?f6" draw:extrusion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6.087cm" svg:y1="12.998cm" svg:x2="59.653cm" svg:y2="12.934cm" draw:start-shape="id14" draw:start-glue-point="7" draw:end-shape="id15" draw:end-glue-point="3" svg:d="M56087 12998l3566-64" svg:viewBox="0 0 3567 65">
          <text:p text:style-name="P6"/>
          <text:p text:style-name="P6"/>
          <text:p text:style-name="P6"/>
          <text:p text:style-name="P6">1 aanwezig</text:p>
          <text:p text:style-name="P6">0 aanwezig</text:p>
        </draw:connector>
        <draw:custom-shape draw:style-name="gr4" draw:text-style-name="P7" xml:id="id16" draw:id="id16" draw:layer="layout" svg:width="3.556cm" svg:height="3.302cm" svg:x="65.927cm" svg:y="11.247cm">
          <text:p text:style-name="P6"/>
          <draw:enhanced-geometry svg:viewBox="0 0 21600 21600" draw:glue-points="10800 0 0 10800 10800 21600 21600 10800" draw:text-areas="5400 5400 16200 16200" draw:extrusion="false" draw:type="diamond" draw:enhanced-path="M 10800 0 L 21600 10800 10800 21600 0 10800 10800 0 Z N"/>
        </draw:custom-shape>
        <draw:connector draw:style-name="gr5" draw:text-style-name="P5" draw:layer="layout" draw:type="line" svg:x1="64.479cm" svg:y1="12.934cm" svg:x2="65.927cm" svg:y2="12.898cm" draw:start-shape="id15" draw:start-glue-point="1" draw:end-shape="id16" draw:end-glue-point="5" svg:d="M64479 12934l1448-36" svg:viewBox="0 0 1449 37">
          <text:p/>
        </draw:connector>
        <draw:connector draw:style-name="gr6" draw:text-style-name="P5" draw:layer="layout" draw:line-skew="-0.698cm" svg:x1="67.705cm" svg:y1="11.247cm" svg:x2="54.348cm" svg:y2="9.535cm" draw:start-shape="id16" draw:start-glue-point="4" svg:d="M67705 11247v-1804h-13357v92" svg:viewBox="0 0 13358 1805">
          <text:p text:style-name="P6"><text:tab/><text:tab/><text:tab/><text:tab/><text:tab/><text:tab/><text:tab/><text:tab/><text:tab/>else</text:p>
        </draw:connector>
        <draw:connector draw:style-name="gr6" draw:text-style-name="P5" draw:layer="layout" draw:type="line" svg:x1="69.483cm" svg:y1="12.898cm" svg:x2="74.201cm" svg:y2="12.998cm" draw:start-shape="id16" draw:start-glue-point="7" draw:end-shape="id17" draw:end-glue-point="6" svg:d="M69483 12898l4718 100" svg:viewBox="0 0 4719 101">
          <text:p text:style-name="P6">how_much &lt; 50</text:p>
          <text:p text:style-name="P6"/>
          <text:p text:style-name="P6"/>
        </draw:connector>
        <draw:connector draw:style-name="gr5" draw:text-style-name="P5" draw:layer="layout" svg:x1="18.624cm" svg:y1="7.666cm" svg:x2="75.217cm" svg:y2="11.982cm" draw:start-shape="id11" draw:start-glue-point="0" draw:end-shape="id17" draw:end-glue-point="4" svg:d="M18624 7666v-502h56593v4818" svg:viewBox="0 0 56594 48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cc" draw:marker-start-width="0.2cm" draw:marker-start-center="false" draw:marker-end-width="0.2cm" draw:marker-end-center="false" draw:fill="solid" draw:fill-color="#0066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4:02:24.157738660</meta:creation-date>
    <dc:date>2016-05-23T17:35:15.207433740</dc:date>
    <meta:editing-duration>PT1H42S</meta:editing-duration>
    <meta:editing-cycles>9</meta:editing-cycles>
    <meta:generator>LibreOffice/5.0.6.2$Linux_x86 LibreOffice_project/00$Build-2</meta:generator>
    <meta:document-statistic meta:object-count="40"/>
  </office:meta>
</office:document-meta>
</file>